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 style:use-optimal-column-width="false"/>
    </style:style>
    <style:style style:name="TableColumn3" style:family="table-column">
      <style:table-column-properties style:column-width="2.625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3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4" style:parent-style-name="DefaultParagraphFont" style:family="text">
      <style:text-properties style:font-name-complex="Arial" fo:font-size="26pt" style:font-size-asian="26pt" style:font-size-complex="26pt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8" style:parent-style-name="Normal" style:family="paragraph">
      <style:paragraph-properties fo:border="0.0069in solid #FFFFFF" fo:padding="0.0138in" style:shadow="none" fo:margin-bottom="0in" fo:line-height="115%"/>
    </style:style>
    <style:style style:name="T19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0" style:parent-style-name="Normal" style:family="paragraph">
      <style:paragraph-properties fo:border="0.0069in solid #FFFFFF" fo:padding="0.0138in" style:shadow="none" fo:margin-bottom="0in" fo:line-height="115%"/>
    </style:style>
    <style:style style:name="T21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2" style:parent-style-name="Normal" style:family="paragraph">
      <style:paragraph-properties fo:border="0.0069in solid #FFFFFF" fo:padding="0.0138in" style:shadow="none" fo:margin-bottom="0in" fo:line-height="115%"/>
    </style:style>
    <style:style style:name="T23" style:parent-style-name="Hyperlink" style:family="text">
      <style:text-properties style:font-name-asian="Open Sans" style:font-name-complex="Arial" fo:font-size="9pt" style:font-size-asian="9pt" style:font-size-complex="9pt"/>
    </style:style>
    <style:style style:name="T24" style:parent-style-name="Hyperlink" style:family="text">
      <style:text-properties style:font-name-asian="Open Sans" style:font-name-complex="Arial" fo:font-size="9pt" style:font-size-asian="9pt" style:font-size-complex="9pt"/>
    </style:style>
    <style:style style:name="P25" style:parent-style-name="Normal" style:family="paragraph">
      <style:paragraph-properties fo:margin-bottom="0in" fo:line-height="100%"/>
    </style:style>
    <style:style style:name="T26" style:parent-style-name="Hyperlink" style:family="text">
      <style:text-properties style:font-name-complex="Arial" fo:font-size="9pt" style:font-size-asian="9pt" style:font-size-complex="9pt" fo:background-color="#FFFFFF"/>
    </style:style>
    <style:style style:name="TableRow27" style:family="table-row">
      <style:table-row-properties style:min-row-height="0.368in"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32" style:parent-style-name="Normal" style:family="paragraph">
      <style:text-properties fo:hyphenate="true"/>
    </style:style>
    <style:style style:name="TableRow33" style:family="table-row">
      <style:table-row-properties style:min-row-height="0.293in"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Arial" fo:font-weight="bold" style:font-weight-asian="bold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Arial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-complex="Arial" fo:font-weight="bold" style:font-weight-asian="bold"/>
    </style:style>
    <style:style style:name="TableRow42" style:family="table-row">
      <style:table-row-properties style:min-row-height="0.318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46" style:parent-style-name="DefaultParagraphFont" style:family="text">
      <style:text-properties style:font-name-complex="Arial" fo:color="#000000"/>
    </style:style>
    <style:style style:name="T47" style:parent-style-name="DefaultParagraphFont" style:family="text">
      <style:text-properties style:font-name-asian="Merriweather" style:font-name-complex="Arial" fo:color="#000000"/>
    </style:style>
    <style:style style:name="T4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49" style:parent-style-name="Heading3" style:family="paragraph">
      <style:paragraph-properties fo:line-height="100%"/>
    </style:style>
    <style:style style:name="T50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51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52" style:parent-style-name="Normal" style:family="paragraph">
      <style:paragraph-properties fo:margin-bottom="0in" fo:line-height="100%"/>
      <style:text-properties style:font-name-complex="Arial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5" style:parent-style-name="DefaultParagraphFont" style:family="text">
      <style:text-properties style:font-name-complex="Arial" fo:color="#000000"/>
    </style:style>
    <style:style style:name="T56" style:parent-style-name="DefaultParagraphFont" style:family="text">
      <style:text-properties style:font-name-asian="Merriweather" style:font-name-complex="Arial" fo:color="#000000"/>
    </style:style>
    <style:style style:name="T5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8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TableRow63" style:family="table-row">
      <style:table-row-properties style:min-row-height="0.3493in" style:use-optimal-row-height="false"/>
    </style:style>
    <style:style style:name="P64" style:parent-style-name="Normal" style:family="paragraph">
      <style:text-properties fo:hyphenate="true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Arial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-complex="Arial" fo:font-weight="bold" style:font-weight-asian="bold"/>
    </style:style>
    <style:style style:name="TableRow69" style:family="table-row">
      <style:table-row-properties style:min-row-height="0.3868in" style:use-optimal-row-height="false"/>
    </style:style>
    <style:style style:name="P70" style:parent-style-name="Normal" style:family="paragraph">
      <style:text-properties fo:hyphenate="true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5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78" style:family="table-row">
      <style:table-row-properties style:min-row-height="0.3243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-complex="Arial" fo:font-weight="bold" style:font-weight-asian="bold"/>
    </style:style>
    <style:style style:name="P83" style:parent-style-name="Normal" style:family="paragraph">
      <style:text-properties fo:hyphenate="true"/>
    </style:style>
    <style:style style:name="TableRow84" style:family="table-row">
      <style:table-row-properties style:min-row-height="0.3541in"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Heading3" style:family="paragraph">
      <style:paragraph-properties fo:line-height="100%"/>
    </style:style>
    <style:style style:name="T87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88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89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90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P91" style:parent-style-name="Heading3" style:family="paragraph">
      <style:paragraph-properties fo:line-height="100%"/>
    </style:style>
    <style:style style:name="T92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93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94" style:parent-style-name="Normal" style:family="paragraph">
      <style:paragraph-properties fo:margin-bottom="0in" fo:line-height="100%"/>
      <style:text-properties style:font-name-complex="Arial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97" style:parent-style-name="DefaultParagraphFont" style:family="text">
      <style:text-properties style:font-name-complex="Arial" fo:color="#000000"/>
    </style:style>
    <style:style style:name="T98" style:parent-style-name="DefaultParagraphFont" style:family="text">
      <style:text-properties style:font-name-asian="Merriweather" style:font-name-complex="Arial" fo:color="#000000"/>
    </style:style>
    <style:style style:name="T9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0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2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5" style:parent-style-name="DefaultParagraphFont" style:family="text">
      <style:text-properties style:font-name-complex="Arial" fo:color="#000000"/>
    </style:style>
    <style:style style:name="T106" style:parent-style-name="DefaultParagraphFont" style:family="text">
      <style:text-properties style:font-name-asian="Merriweather" style:font-name-complex="Arial" fo:color="#000000"/>
    </style:style>
    <style:style style:name="T10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8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9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10" style:parent-style-name="Normal" style:family="paragraph">
      <style:text-properties fo:hyphenate="true"/>
    </style:style>
    <style:style style:name="TableRow111" style:family="table-row">
      <style:table-row-properties style:min-row-height="0.2555in" style:use-optimal-row-height="false"/>
    </style:style>
    <style:style style:name="P112" style:parent-style-name="Normal" style:family="paragraph">
      <style:text-properties fo:hyphenate="tru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-complex="Arial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complex="Arial" fo:font-weight="bold" style:font-weight-asian="bold"/>
    </style:style>
    <style:style style:name="TableRow117" style:family="table-row">
      <style:table-row-properties style:min-row-height="0.1805in" style:use-optimal-row-height="false"/>
    </style:style>
    <style:style style:name="P118" style:parent-style-name="Normal" style:family="paragraph">
      <style:text-properties fo:hyphenate="true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122" style:family="table-row">
      <style:table-row-properties style:min-row-height="0.6145in" style:use-optimal-row-height="false"/>
    </style:style>
    <style:style style:name="P123" style:parent-style-name="Normal" style:family="paragraph">
      <style:text-properties fo:hyphenate="true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Arial"/>
    </style:style>
    <style:style style:name="TableRow126" style:family="table-row">
      <style:table-row-properties style:min-row-height="0.3437in" style:use-optimal-row-height="false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-complex="Arial" fo:font-weight="bold" style:font-weight-asian="bold"/>
    </style:style>
    <style:style style:name="P131" style:parent-style-name="Normal" style:family="paragraph">
      <style:text-properties fo:hyphenate="true"/>
    </style:style>
    <style:style style:name="TableRow132" style:family="table-row">
      <style:table-row-properties style:min-row-height="5.4673in" style:use-optimal-row-height="false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36" style:parent-style-name="DefaultParagraphFont" style:family="text">
      <style:text-properties style:font-name-complex="Arial" fo:color="#000000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asian="Merriweather" style:font-name-complex="Arial" fo:color="#000000"/>
    </style:style>
    <style:style style:name="T13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0" style:parent-style-name="Heading3" style:family="paragraph">
      <style:paragraph-properties fo:line-height="100%"/>
    </style:style>
    <style:style style:name="T141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4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49" style:parent-style-name="DefaultParagraphFont" style:family="text">
      <style:text-properties style:font-name-asian="Merriweather" style:font-name-complex="Arial" fo:color="#000000"/>
    </style:style>
    <style:style style:name="T15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1" style:parent-style-name="Heading3" style:family="paragraph">
      <style:paragraph-properties fo:line-height="100%"/>
    </style:style>
    <style:style style:name="T152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5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0" style:parent-style-name="DefaultParagraphFont" style:family="text">
      <style:text-properties style:font-name-asian="Merriweather" style:font-name-complex="Arial" fo:color="#000000"/>
    </style:style>
    <style:style style:name="T16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2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/>
    </style:style>
    <style:style style:name="P16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9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70" style:parent-style-name="DefaultParagraphFont" style:family="text">
      <style:text-properties style:font-name-asian="Merriweather" style:font-name-complex="Arial" fo:color="#000000"/>
    </style:style>
    <style:style style:name="T17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72" style:parent-style-name="Heading3" style:family="paragraph">
      <style:paragraph-properties fo:line-height="100%"/>
    </style:style>
    <style:style style:name="T17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7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0" style:parent-style-name="DefaultParagraphFont" style:family="text">
      <style:text-properties style:font-name-asian="Merriweather" style:font-name-complex="Arial" fo:color="#000000"/>
    </style:style>
    <style:style style:name="T18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82" style:parent-style-name="Heading3" style:family="paragraph">
      <style:paragraph-properties fo:line-height="100%"/>
    </style:style>
    <style:style style:name="T18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8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6" style:parent-style-name="Normal" style:family="paragraph">
      <style:text-properties fo:hyphenate="true"/>
    </style:style>
    <style:style style:name="P187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Toran</text:span><text:span text:style-name="T14"><text:s/></text:span><text:span text:style-name="T15">Sahu</text:span></text:p>
          </table:table-cell>
          <table:table-cell table:style-name="TableCell16" table:number-rows-spanned="2">
            <text:p text:style-name="P17">+91 8602431733</text:p>
            <text:p text:style-name="P18"><text:a xlink:href="mailto:toran.sahu@yahoo.com" office:target-frame-name="_top" xlink:show="replace"><text:span text:style-name="T19">toran.sahu@yahoo.com</text:span></text:a></text:p>
            <text:p text:style-name="P20"><text:a xlink:href="mailto:toransahooooo@gmail.com" office:target-frame-name="_top" xlink:show="replace"><text:span text:style-name="T21">toransahooooo@gmail.com</text:span></text:a></text:p>
            <text:p text:style-name="P22"><text:a xlink:href="https://toransahu.github.io" office:target-frame-name="_top" xlink:show="replace"><text:span text:style-name="T23">toransahu</text:span><text:span text:style-name="T24">.github.io</text:span></text:a></text:p>
            <text:p text:style-name="P25"><text:a xlink:href="https://linkedin.com/in/toransahu" office:target-frame-name="_top" xlink:show="replace"><text:span text:style-name="T26">linkedin.com/in/toransahu</text:span></text:a></text:p>
          </table:table-cell>
        </table:table-row>
        <table:table-row table:style-name="TableRow27">
          <table:table-cell table:style-name="TableCell28">
            <text:p text:style-name="P29">Senior Systems Engineer at Infosys</text:p>
            <text:p text:style-name="P30"><text:span text:style-name="T31">B. Tech. (CSE) NIT, Raipur</text:span></text:p>
          </table:table-cell>
          <table:covered-table-cell>
            <text:p text:style-name="P32"/>
          </table:covered-table-cell>
        </table:table-row>
        <table:table-row table:style-name="TableRow33">
          <table:table-cell table:style-name="TableCell34">
            <text:p text:style-name="P35"/>
            <text:p text:style-name="P36"><text:span text:style-name="T37">EXPERIENCE</text:span></text:p>
          </table:table-cell>
          <table:table-cell table:style-name="TableCell38">
            <text:p text:style-name="P39"/>
            <text:p text:style-name="P40"><text:span text:style-name="T41">SKILLS</text:span></text:p>
          </table:table-cell>
        </table:table-row>
        <table:table-row table:style-name="TableRow42">
          <table:table-cell table:style-name="TableCell43" table:number-rows-spanned="3">
            <text:p text:style-name="P44"><text:span text:style-name="T45">Infosys</text:span><text:span text:style-name="T46">,<text:s/></text:span><text:span text:style-name="T47">Pune —<text:s/></text:span><text:span text:style-name="T48">Senior Systems Engineer</text:span></text:p>
            <text:h text:style-name="P49" text:outline-level="3"><text:span text:style-name="T50">JULY 2017 – PRESENT</text:span></text:h>
            <text:h text:style-name="P51" text:outline-level="3">Reduced INTERSPEC to SELERANT data migration activity turnaround time by automating tasks through PL/SQL procedures.</text:h>
            <text:p text:style-name="P52"/>
            <text:p text:style-name="P53"><text:span text:style-name="T54">Infosys</text:span><text:span text:style-name="T55">,<text:s/></text:span><text:span text:style-name="T56">Pune —<text:s/></text:span><text:span text:style-name="T57">Systems Engineer</text:span></text:p>
            <text:p text:style-name="P58">JUNE 2015 – JUNE 2017</text:p>
            <text:p text:style-name="P59"><text:span text:style-name="T60">Optimized PL/SQL procedures, automated some data migration activities.</text:span></text:p>
          </table:table-cell>
          <table:table-cell table:style-name="TableCell61">
            <text:p text:style-name="P62">Python, Java, C, C#, Git, Linux, PL/SQL, SQL, NoSQL, Data Structures, Algorithm, HTML, Django, MTV, MVC, PLM Tools</text:p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/>
            <text:p text:style-name="P67"><text:span text:style-name="T68">AWARDS</text:span></text:p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 table:number-rows-spanned="3">
            <text:p text:style-name="P72">Insta Award – Infosys – Mar 2017</text:p>
            <text:p text:style-name="P73">Certification awarded in appreciation of exceeding the client’s expectations for the works assigned.</text:p>
            <text:p text:style-name="P74"/>
            <text:p text:style-name="P75">Insta Award – Infosys – Jul 2016</text:p>
            <text:p text:style-name="P76"><text:span text:style-name="T77">Certification awarded in appreciation of quickly learning INTERSPEC tool, helping the team to build database queries &amp; extraction process, hard-working, and dedicated nature.</text:span>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EDUCATION</text:span></text:p>
          </table:table-cell>
          <table:covered-table-cell>
            <text:p text:style-name="P83"/>
          </table:covered-table-cell>
        </table:table-row>
        <table:table-row table:style-name="TableRow84">
          <table:table-cell table:style-name="TableCell85" table:number-rows-spanned="4">
            <text:h text:style-name="P86" text:outline-level="3"><text:span text:style-name="T87">National Institute of Technology</text:span><text:span text:style-name="T88">,<text:s/></text:span><text:span text:style-name="T89">Raipur —<text:s/></text:span><text:span text:style-name="T90">B. Tech. (CSE)</text:span></text:h>
            <text:h text:style-name="P91" text:outline-level="3"><text:span text:style-name="T92">JUNE 2011 – JUNE 2015</text:span></text:h>
            <text:h text:style-name="P93" text:outline-level="3">Grade: 6.96/10</text:h>
            <text:p text:style-name="P94"/>
            <text:p text:style-name="P95"><text:span text:style-name="T96">Jawahar Navodaya Vidyalaya</text:span><text:span text:style-name="T97">,<text:s/></text:span><text:span text:style-name="T98">Bilaspur —<text:s/></text:span><text:span text:style-name="T99">12th PCM</text:span></text:p>
            <text:p text:style-name="P100">JULY 2009 – APRIL 2010</text:p>
            <text:p text:style-name="P101">Grade: 72%</text:p>
            <text:p text:style-name="P102"/>
            <text:p text:style-name="P103"><text:span text:style-name="T104">Jawahar Navodaya Vidyalaya</text:span><text:span text:style-name="T105">,<text:s/></text:span><text:span text:style-name="T106">Bilaspur —<text:s/></text:span><text:span text:style-name="T107">10th</text:span></text:p>
            <text:p text:style-name="P108">JULY 2007 – APRIL 2008</text:p>
            <text:p text:style-name="P109">Grade: 83.4%</text:p>
          </table:table-cell>
          <table:covered-table-cell>
            <text:p text:style-name="P110"/>
          </table:covered-table-cell>
        </table:table-row>
        <table:table-row table:style-name="TableRow111">
          <table:covered-table-cell>
            <text:p text:style-name="P112"/>
          </table:covered-table-cell>
          <table:table-cell table:style-name="TableCell113">
            <text:p text:style-name="P114"/>
            <text:p text:style-name="P115"><text:span text:style-name="T116">LANGUAGE</text:span>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<text:span text:style-name="T121">English, Hindi</text:span>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 table:number-rows-spanned="3">
            <text:p text:style-name="P125"/>
          </table:table-cell>
        </table:table-row>
        <table:table-row table:style-name="TableRow126">
          <table:table-cell table:style-name="TableCell127">
            <text:p text:style-name="P128"/>
            <text:p text:style-name="P129"><text:span text:style-name="T130">PROJECTS</text:span></text:p>
          </table:table-cell>
          <table:covered-table-cell>
            <text:p text:style-name="P131"/>
          </table:covered-table-cell>
        </table:table-row>
        <table:table-row table:style-name="TableRow132">
          <table:table-cell table:style-name="TableCell133">
            <text:p text:style-name="P134"><text:span text:style-name="T135">ProConf</text:span><text:span text:style-name="T136">,</text:span><text:span text:style-name="T137"><text:s/></text:span><text:span text:style-name="T138">Meridian Data Migration —<text:s/></text:span><text:span text:style-name="T139">Mondelez International</text:span></text:p>
            <text:h text:style-name="P140" text:outline-level="3"><text:span text:style-name="T141">OCT 2016 – PRESENT</text:span></text:h>
            <text:list text:style-name="LFO1" text:continue-numbering="true">
              <text:list-item>
                <text:p text:style-name="P142">Migration of some plants related data from SIMANTIC IT Interspec’s database to Selerant DevEX PLM’s database.</text:p>
              </text:list-item>
              <text:list-item>
                <text:p text:style-name="P143">Activities: Extraction, Transformation, and Migration followed by Retirement</text:p>
              </text:list-item>
              <text:list-item>
                <text:p text:style-name="P144">Responsibility: Requirement gathering, analysis, design, development (ETL), testing, client communication, team management</text:p>
              </text:list-item>
              <text:list-item>
                <text:p text:style-name="P145">Technologies: PL/SQL, Java and C#</text:p>
              </text:list-item>
            </text:list>
            <text:p text:style-name="P146"/>
            <text:p text:style-name="P147"><text:span text:style-name="T148">Meridian Retirement</text:span><text:span text:style-name="T149"><text:s/>—<text:s/></text:span><text:span text:style-name="T150">Kraft Foods</text:span></text:p>
            <text:h text:style-name="P151" text:outline-level="3"><text:span text:style-name="T152">DEC 2015 – SEP 2016</text:span></text:h>
            <text:list text:style-name="LFO1" text:continue-numbering="true">
              <text:list-item>
                <text:p text:style-name="P153">Migration of the whole data from Meridian’s database to Oracle Agile PLM’s database.</text:p>
              </text:list-item>
              <text:list-item>
                <text:p text:style-name="P154">Activities: Extraction, Transformation, and Migration followed by Retirement</text:p>
              </text:list-item>
              <text:list-item>
                <text:p text:style-name="P155">Responsibility: PL/SQL and console application programming</text:p>
              </text:list-item>
              <text:list-item>
                <text:p text:style-name="P156">Technologies: PL/SQL, Java and C#</text:p>
              </text:list-item>
            </text:list>
            <text:p text:style-name="P157"/>
            <text:p text:style-name="P158"><text:span text:style-name="T159">MS Excel Implementation of Regression Clustering<text:s/></text:span><text:span text:style-name="T160">—<text:s/></text:span><text:span text:style-name="T161">NIT, Raipur</text:span></text:p>
            <text:h text:style-name="P162" text:outline-level="3">JAN 2015 – APR 2015</text:h>
            <text:list text:style-name="LFO1" text:continue-numbering="true">
              <text:list-item>
                <text:p text:style-name="P163">An Application Software for attribute prediction of the data present in Excel file with minimal error estimation using regression clustering.</text:p>
              </text:list-item>
              <text:list-item>
                <text:p text:style-name="P164">Algorithm:<text:s/>Clustering (K-Means), Regression</text:p>
              </text:list-item>
              <text:list-item>
                <text:p text:style-name="P165">Technologies:<text:s/>Python3, MySQL,<text:s/>SciKit-Learn,<text:s/>XlsxWriter, Data Mining, Machine Learning</text:p>
              </text:list-item>
            </text:list>
            <text:p text:style-name="P166"/>
            <text:p text:style-name="P167"><text:span text:style-name="T168">Data Fragmentation for given Cluster Centers</text:span><text:span text:style-name="T169"><text:s/></text:span><text:span text:style-name="T170">—<text:s/></text:span><text:span text:style-name="T171">NIT, Raipur</text:span></text:p>
            <text:h text:style-name="P172" text:outline-level="3"><text:span text:style-name="T173">JUL 2014 – DEC 2014</text:span></text:h>
            <text:list text:style-name="LFO1" text:continue-numbering="true">
              <text:list-item>
                <text:p text:style-name="P174">An Application Software for fragmentation of the data present in Excel file according to given cluster centers.</text:p>
              </text:list-item>
              <text:list-item>
                <text:p text:style-name="P175">Algorithm: K-Means</text:p>
              </text:list-item>
              <text:list-item>
                <text:p text:style-name="P176">Technologies: Java2, MySQL</text:p>
              </text:list-item>
            </text:list>
            <text:p text:style-name="P177"/>
            <text:p text:style-name="P178"><text:span text:style-name="T179">Library Management System<text:s/></text:span><text:span text:style-name="T180">—<text:s/></text:span><text:span text:style-name="T181">NIT, Raipur</text:span></text:p>
            <text:h text:style-name="P182" text:outline-level="3"><text:span text:style-name="T183">JAN 2013 – MAR 2013</text:span></text:h>
            <text:list text:style-name="LFO1" text:continue-numbering="true">
              <text:list-item>
                <text:p text:style-name="P184">An Application Software made in Java2 to manage the college library system.</text:p>
              </text:list-item>
              <text:list-item>
                <text:p text:style-name="P185">Technologies: Java2, MySQL</text:p>
              </text:list-item>
            </text:list>
          </table:table-cell>
          <table:covered-table-cell>
            <text:p text:style-name="P186"/>
          </table:covered-table-cell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number:date-style style:name="N1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</style:header>
      <style:footer>
        <text:p text:style-name="P9"><text:span text:style-name="T10">toran.sahu@yahoo.com <text:s text:c="156"/>Last updated:<text:s/></text:span><text:span text:style-name="T11"><text:date style:data-style-name="N12">October 24, 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10-24T04:47:00Z</meta:creation-date>
    <dc:date>2017-10-24T04:47:00Z</dc:date>
    <meta:print-date>2017-10-23T05:28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443" meta:character-count="2968" meta:row-count="21" meta:non-whitespace-character-count="2530"/>
  </office:meta>
</office:document-meta>
</file>